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9000003C89BBBBFA6.png" manifest:media-type="image/png"/>
  <manifest:file-entry manifest:full-path="Pictures/100000010000007E0000035F203275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402cm" fo:min-width="13.924cm" fo:padding-top="0.139cm" fo:padding-bottom="0.139cm" fo:padding-left="0.264cm" fo:padding-right="0.264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color="#dcdcdc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4.452cm" svg:height="23.68cm" svg:x="3.01cm" svg:y="2.6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5cm" svg:height="12.841cm" svg:x="13.752cm" svg:y="11.03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2" draw:text-style-name="P2" draw:layer="layout" svg:width="1.875cm" svg:height="12.841cm" svg:x="4.7cm" svg:y="8.893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2" draw:text-style-name="P2" draw:layer="layout" svg:width="1.875cm" svg:height="12.841cm" svg:x="11.892cm" svg:y="7.656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2" draw:text-style-name="P2" draw:layer="layout" svg:width="1.875cm" svg:height="12.841cm" svg:x="6.417cm" svg:y="12.331cm">
          <draw:image xlink:href="Pictures/100000010000007E0000035F20327573.png" xlink:type="simple" xlink:show="embed" xlink:actuate="onLoad" draw:mime-type="image/png">
            <text:p/>
          </draw:image>
        </draw:frame>
        <draw:frame draw:style-name="gr2" draw:text-style-name="P2" draw:layer="layout" svg:width="12.274cm" svg:height="13.609cm" svg:x="3.887cm" svg:y="1.459cm">
          <draw:image xlink:href="Pictures/1000000100000369000003C89BBBBFA6.png" xlink:type="simple" xlink:show="embed" xlink:actuate="onLoad" draw:mime-type="image/png">
            <text:p/>
          </draw:image>
        </draw:frame>
        <draw:line draw:style-name="gr3" draw:text-style-name="P2" draw:layer="measurelines" svg:x1="1.852cm" svg:y1="26.227cm" svg:x2="19.414cm" svg:y2="23.052cm">
          <text:p/>
        </draw:line>
        <draw:line draw:style-name="gr3" draw:text-style-name="P2" draw:layer="measurelines" svg:x1="2.415cm" svg:y1="8.566cm" svg:x2="7.111cm" svg:y2="16.933cm">
          <text:p/>
        </draw:line>
        <draw:line draw:style-name="gr3" draw:text-style-name="P2" draw:layer="measurelines" svg:x1="11.741cm" svg:y1="19.117cm" svg:x2="16.437cm" svg:y2="27.484cm">
          <text:p/>
        </draw:line>
        <draw:line draw:style-name="gr3" draw:text-style-name="P2" draw:layer="measurelines" svg:x1="1.621cm" svg:y1="22.092cm" svg:x2="19.183cm" svg:y2="18.917cm">
          <text:p/>
        </draw:line>
        <draw:line draw:style-name="gr3" draw:text-style-name="P2" draw:layer="measurelines" svg:x1="3.605cm" svg:y1="18.785cm" svg:x2="8.301cm" svg:y2="27.1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printer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16:43.132000000</meta:creation-date>
    <dc:date>2024-11-30T17:03:54.385548748</dc:date>
    <meta:editing-duration>PT40M3S</meta:editing-duration>
    <meta:editing-cycles>7</meta:editing-cycles>
    <meta:generator>LibreOffice/7.6.7.2$Linux_X86_64 LibreOffice_project/60$Build-2</meta:generator>
    <meta:document-statistic meta:object-count="11"/>
  </office:meta>
</office:document-meta>
</file>